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409cm"/>
    </style:style>
    <style:style style:name="co2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799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column_nam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first line of text _x000D_</text:p>
            <text:p>second line of text _x000D_</text:p>
            <text:p>i don't know what type of line feed I've used _x000D_</text:p>
            <text:p>last 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 show "_x005F_x000D_" in every new line in cell above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ja50</meta:initial-creator>
    <dc:creator>stja50</dc:creator>
    <meta:creation-date>2015-04-07T09:13:33</meta:creation-date>
    <dc:date>2015-04-07T09:26:51</dc:date>
    <meta:generator>LibreOffice/4.2.7.2$Linux_X86_64 LibreOffice_project/420m0$Build-2</meta:generator>
    <meta:document-statistic meta:table-count="3" meta:cell-count="3" meta:object-count="0"/>
    <meta:user-defined meta:name="AppVersion">12.0000</meta:user-defined>
    <meta:user-defined meta:name="Company">Eltel Networks Infranet A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